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top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s kann kein neuer Schüler erfasst werd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Die Zuordnung der Angehörigen zum Schüler wird nicht korrekt gemach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ie Zuordnung der Adressen zum Schüler und/oder den Angehörigen wird nicht korrekt gemacht</text:p>
          </table:table-cell>
        </table:table-row>
      </table:table>
      <table:table table:name="Logische Testfälle" table:style-name="ta1"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Schüler erfassen</text:p>
          </table:table-cell>
          <table:table-cell office:value-type="string" calcext:value-type="string">
            <text:p>Neuen Schüler erfassen, der noch nicht in der Datenbank existi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bereits vorhanden</text:p>
          </table:table-cell>
          <table:table-cell office:value-type="string" calcext:value-type="string">
            <text:p>Schüler erfassen, es existiert bereits ein Schüler mit den gleichen Attributen (Name, Adresse, Geburtsdatum) in der Datenb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Schüler bereits vorhanden</text:p>
          </table:table-cell>
          <table:table-cell office:value-type="string" calcext:value-type="string">
            <text:p>Schüler erfassen, ein Schül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leicher Angehöriger vorhanden</text:p>
          </table:table-cell>
          <table:table-cell office:value-type="string" calcext:value-type="string">
            <text:p>Schüler erfassen, ein Angehöriger mit gleichen Attributen (Name, Adresse)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Angehöriger vorhanden</text:p>
          </table:table-cell>
          <table:table-cell office:value-type="string" calcext:value-type="string">
            <text:p>Schüler erfassen, ein Angehörig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mehrere ähnliche Angehörige vorhanden</text:p>
          </table:table-cell>
          <table:table-cell office:value-type="string" calcext:value-type="string">
            <text:p>Schüler erfassen, mehrere Angehörige mit ähnlichen Attributen (gleicher Name, abweichende Adresse) sind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eschwister vorhanden</text:p>
          </table:table-cell>
          <table:table-cell office:value-type="string" calcext:value-type="string">
            <text:p>Schüler erfassen, mindestens ein Geschwister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Plausibilitätsüberprüfung von Attributen</text:p>
          </table:table-cell>
          <table:table-cell office:value-type="string" calcext:value-type="string">
            <text:p>Obligatorische Attributen, Minimal-/Maximal-Längen, Formatierung (z.B. Datum)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Konsistenz Schüler/Angehörige</text:p>
          </table:table-cell>
          <table:table-cell office:value-type="string" calcext:value-type="string">
            <text:p>Rechnungsempfänger gesetzt, vollständiger Name, vollständige Adresse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F-FR-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rotokoll_2015-06-27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10" table:default-cell-style-name="ce2"/>
        <table:table-column table:style-name="co3" table:number-columns-repeated="1015" table:default-cell-style-name="ce1"/>
        <table:table-row table:style-name="ro1">
          <table:table-cell table:style-name="ce3" office:value-type="string" calcext:value-type="string">
            <text:p>Datum:</text:p>
          </table:table-cell>
          <table:table-cell table:style-name="ce4" office:value-type="date" office:date-value="2015-06-27" calcext:value-type="date">
            <text:p>27.06.1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ion:</text:p>
          </table:table-cell>
          <table:table-cell office:value-type="string" calcext:value-type="string">
            <text:p>v0.1.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mgebung:</text:p>
          </table:table-cell>
          <table:table-cell office:value-type="string" calcext:value-type="string">
            <text:p>Entwicklungsumgeb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dresse übernehm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lle Attribut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utter Adresse übernommen, 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F-FR-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F-FR-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.00.0000</text:date>, <text:time style:data-style-name="N2" text:time-value="07:06:01.6741509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6-27T08:24:38.993803623</dc:date>
    <meta:editing-duration>PT3H22M35S</meta:editing-duration>
    <meta:editing-cycles>31</meta:editing-cycles>
    <meta:document-statistic meta:table-count="4" meta:cell-count="615" meta:object-count="0"/>
  </office:meta>
</office:document-meta>
</file>